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sI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geTa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Chi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 table:number-rows-repeated="1047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18:22:32.219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2-25T19:28:34.229000000</dc:date>
    <meta:editing-duration>PT1H31M4S</meta:editing-duration>
    <meta:editing-cycles>9</meta:editing-cycles>
    <meta:document-statistic meta:table-count="2" meta:cell-count="13267" meta:object-count="0"/>
  </office:meta>
</office:document-meta>
</file>